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svg+xml" manifest:full-path="Pictures/10000F0A000018C800002636EA935179.svg"/>
  <manifest:file-entry manifest:media-type="image/png" manifest:full-path="Pictures/1000020100000110000001A490534865.png"/>
  <manifest:file-entry manifest:media-type="image/png" manifest:full-path="Pictures/100000000000003000000031FDC03FE5.png"/>
  <manifest:file-entry manifest:media-type="image/jpeg" manifest:full-path="Pictures/10000000000000F6000000CD0468B6A4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d320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aecf00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c5000b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83caff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9999f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ff9966" draw:fill="solid" draw:fill-color="#ff9966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cc" draw:textarea-vertical-align="middle" fo:padding-top="0.15cm" fo:padding-bottom="0.15cm" fo:padding-left="0.275cm" fo:padding-right="0.275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828cm" svg:height="2.286cm" svg:x="12.785cm" svg:y="9.966cm">
          <draw:image xlink:href="Pictures/10000000000000F6000000CD0468B6A4.jpg" xlink:type="simple" xlink:show="embed" xlink:actuate="onLoad">
            <text:p/>
          </draw:image>
        </draw:frame>
        <draw:frame draw:style-name="gr1" draw:text-style-name="P1" draw:layer="layout" svg:width="2.828cm" svg:height="2.286cm" svg:x="7.386cm" svg:y="10.029cm">
          <draw:image xlink:href="Pictures/10000000000000F6000000CD0468B6A4.jpg" xlink:type="simple" xlink:show="embed" xlink:actuate="onLoad">
            <text:p/>
          </draw:image>
        </draw:frame>
        <draw:line draw:style-name="gr2" draw:text-style-name="P1" draw:layer="layout" svg:x1="12.5cm" svg:y1="14.701cm" svg:x2="9.198cm" svg:y2="11.907cm">
          <text:p/>
        </draw:line>
        <draw:line draw:style-name="gr2" draw:text-style-name="P1" draw:layer="layout" svg:x1="19.944cm" svg:y1="6.649cm" svg:x2="16.718cm" svg:y2="8.398cm">
          <text:p/>
        </draw:line>
        <draw:line draw:style-name="gr2" draw:text-style-name="P1" draw:layer="layout" svg:x1="3.81cm" svg:y1="6.697cm" svg:x2="5.796cm" svg:y2="8.513cm">
          <text:p/>
        </draw:line>
        <draw:line draw:style-name="gr2" draw:text-style-name="P1" draw:layer="layout" svg:x1="8.59cm" svg:y1="6.443cm" svg:x2="5.796cm" svg:y2="8.513cm">
          <text:p/>
        </draw:line>
        <draw:line draw:style-name="gr2" draw:text-style-name="P1" draw:layer="layout" svg:x1="14.732cm" svg:y1="6.35cm" svg:x2="16.972cm" svg:y2="8.398cm">
          <text:p/>
        </draw:line>
        <draw:frame draw:style-name="gr3" draw:text-style-name="P2" draw:layer="layout" svg:width="4.156cm" svg:height="1.643cm" svg:x="7.59cm" svg:y="6.663cm">
          <draw:text-box>
            <text:p><text:span text:style-name="T1">Server2</text:span></text:p>
          </draw:text-box>
        </draw:frame>
        <draw:frame draw:style-name="gr4" draw:text-style-name="P2" draw:layer="layout" svg:width="3.738cm" svg:height="1.276cm" svg:x="1.332cm" svg:y="9.204cm">
          <draw:text-box>
            <text:p><text:span text:style-name="T1">Switch1</text:span></text:p>
          </draw:text-box>
        </draw:frame>
        <draw:frame draw:style-name="gr5" draw:text-style-name="P2" draw:layer="layout" svg:width="4.572cm" svg:height="1.276cm" svg:x="17.675cm" svg:y="8.821cm">
          <draw:text-box>
            <text:p><text:span text:style-name="T1">Switch2</text:span></text:p>
          </draw:text-box>
        </draw:frame>
        <draw:line draw:style-name="gr2" draw:text-style-name="P1" draw:layer="layout" svg:x1="5.527cm" svg:y1="8.867cm" svg:x2="7.928cm" svg:y2="10.283cm">
          <text:p/>
        </draw:line>
        <draw:line draw:style-name="gr2" draw:text-style-name="P1" draw:layer="layout" svg:x1="16.464cm" svg:y1="9.375cm" svg:x2="15.04cm" svg:y2="10.383cm">
          <text:p/>
        </draw:line>
        <draw:rect draw:style-name="gr6" draw:text-style-name="P3" draw:layer="layout" svg:width="2.322cm" svg:height="1.27cm" svg:x="3.52cm" svg:y="2.367cm">
          <text:p text:style-name="P1"><text:span text:style-name="T1">VM2</text:span></text:p>
        </draw:rect>
        <draw:frame draw:style-name="gr4" draw:text-style-name="P2" draw:layer="layout" svg:width="6.44cm" svg:height="1.276cm" svg:x="1.778cm" svg:y="11.099cm">
          <draw:text-box>
            <text:p><text:span text:style-name="T1">Core Router1</text:span></text:p>
          </draw:text-box>
        </draw:frame>
        <draw:rect draw:style-name="gr7" draw:text-style-name="P1" draw:layer="layout" svg:width="23.66cm" svg:height="11.691cm" svg:x="0.47cm" svg:y="0.632cm">
          <text:p/>
        </draw:rect>
        <draw:rect draw:style-name="gr8" draw:text-style-name="P1" draw:layer="layout" svg:width="0.52cm" svg:height="1.139cm" svg:x="2.446cm" svg:y="0.991cm">
          <text:p/>
        </draw:rect>
        <draw:rect draw:style-name="gr9" draw:text-style-name="P1" draw:layer="layout" svg:width="0.52cm" svg:height="1.139cm" svg:x="1.432cm" svg:y="0.991cm">
          <text:p/>
        </draw:rect>
        <draw:rect draw:style-name="gr10" draw:text-style-name="P1" draw:layer="layout" svg:width="0.52cm" svg:height="1.139cm" svg:x="14.016cm" svg:y="0.991cm">
          <text:p/>
        </draw:rect>
        <draw:rect draw:style-name="gr8" draw:text-style-name="P1" draw:layer="layout" svg:width="0.52cm" svg:height="1.139cm" svg:x="13.221cm" svg:y="0.991cm">
          <text:p/>
        </draw:rect>
        <draw:rect draw:style-name="gr9" draw:text-style-name="P1" draw:layer="layout" svg:width="0.52cm" svg:height="1.139cm" svg:x="3.908cm" svg:y="0.991cm">
          <text:p/>
        </draw:rect>
        <draw:rect draw:style-name="gr11" draw:text-style-name="P1" draw:layer="layout" svg:width="0.52cm" svg:height="1.139cm" svg:x="19.59cm" svg:y="0.991cm">
          <text:p/>
        </draw:rect>
        <draw:rect draw:style-name="gr9" draw:text-style-name="P1" draw:layer="layout" svg:width="0.52cm" svg:height="1.139cm" svg:x="20.277cm" svg:y="0.991cm">
          <text:p/>
        </draw:rect>
        <draw:rect draw:style-name="gr11" draw:text-style-name="P1" draw:layer="layout" svg:width="0.52cm" svg:height="1.139cm" svg:x="22.344cm" svg:y="0.988cm">
          <text:p/>
        </draw:rect>
        <draw:rect draw:style-name="gr10" draw:text-style-name="P1" draw:layer="layout" svg:width="0.52cm" svg:height="1.139cm" svg:x="17.417cm" svg:y="0.991cm">
          <text:p/>
        </draw:rect>
        <draw:line draw:style-name="gr2" draw:text-style-name="P1" draw:layer="layout" svg:x1="5.528cm" svg:y1="8.867cm" svg:x2="13.262cm" svg:y2="10.537cm">
          <text:p/>
        </draw:line>
        <draw:line draw:style-name="gr2" draw:text-style-name="P1" draw:layer="layout" svg:x1="16.464cm" svg:y1="9.275cm" svg:x2="9.706cm" svg:y2="10.537cm">
          <text:p/>
        </draw:line>
        <draw:frame draw:style-name="gr1" draw:text-style-name="P1" draw:layer="layout" svg:width="1.747cm" svg:height="1.795cm" svg:x="4.828cm" svg:y="7.979cm">
          <draw:image xlink:href="Pictures/100000000000003000000031FDC03FE5.png" xlink:type="simple" xlink:show="embed" xlink:actuate="onLoad">
            <text:p/>
          </draw:image>
        </draw:frame>
        <draw:frame draw:style-name="gr1" draw:text-style-name="P1" draw:layer="layout" svg:width="1.747cm" svg:height="1.795cm" svg:x="15.928cm" svg:y="7.979cm">
          <draw:image xlink:href="Pictures/100000000000003000000031FDC03FE5.png" xlink:type="simple" xlink:show="embed" xlink:actuate="onLoad">
            <text:p/>
          </draw:image>
        </draw:frame>
        <draw:frame draw:style-name="gr4" draw:text-style-name="P2" draw:layer="layout" svg:width="6.834cm" svg:height="1.276cm" svg:x="15.264cm" svg:y="10.383cm">
          <draw:text-box>
            <text:p><text:span text:style-name="T1">Core Router2</text:span></text:p>
          </draw:text-box>
        </draw:frame>
        <draw:line draw:style-name="gr2" draw:text-style-name="P1" draw:layer="layout" svg:x1="12.154cm" svg:y1="14.863cm" svg:x2="13.77cm" svg:y2="11.807cm">
          <text:p/>
        </draw:line>
        <draw:g>
          <draw:g>
            <draw:ellipse draw:style-name="gr12" draw:text-style-name="P1" draw:layer="layout" svg:width="2.114cm" svg:height="1.208cm" draw:transform="skewX (-0.061959188445787) rotate (-3.04682127520711) translate (14.595cm 14.765cm)">
              <text:p/>
            </draw:ellipse>
            <draw:ellipse draw:style-name="gr12" draw:text-style-name="P1" draw:layer="layout" svg:width="2.115cm" svg:height="1.208cm" draw:transform="skewX (-0.061959188445787) rotate (-3.04647220935671) translate (13.812cm 15.485cm)">
              <text:p/>
            </draw:ellipse>
            <draw:ellipse draw:style-name="gr12" draw:text-style-name="P1" draw:layer="layout" svg:width="2.114cm" svg:height="1.207cm" draw:transform="skewX (-0.0621337213709864) rotate (-3.04682127520711) translate (13.016cm 14.915cm)">
              <text:p/>
            </draw:ellipse>
            <draw:ellipse draw:style-name="gr12" draw:text-style-name="P1" draw:layer="layout" svg:width="1.693cm" svg:height="1.207cm" draw:transform="skewX (-0.0621337213709864) rotate (-3.04699580813231) translate (12.043cm 15.518cm)">
              <text:p/>
            </draw:ellipse>
            <draw:ellipse draw:style-name="gr12" draw:text-style-name="P1" draw:layer="layout" svg:width="2.008cm" svg:height="1.341cm" draw:transform="skewX (-0.0603883921189924) rotate (-3.04577407765592) translate (13.689cm 14.447cm)">
              <text:p/>
            </draw:ellipse>
            <draw:ellipse draw:style-name="gr12" draw:text-style-name="P1" draw:layer="layout" svg:width="1.586cm" svg:height="1.475cm" draw:transform="skewX (-0.0623082542961858) rotate (-3.04629767643151) translate (12.132cm 14.73cm)">
              <text:p/>
            </draw:ellipse>
            <draw:ellipse draw:style-name="gr12" draw:text-style-name="P1" draw:layer="layout" svg:width="1.519cm" svg:height="1.207cm" draw:transform="skewX (-0.0621337213709864) rotate (-3.04664674228191) translate (11.265cm 15.082cm)">
              <text:p/>
            </draw:ellipse>
          </draw:g>
          <draw:ellipse draw:style-name="gr12" draw:text-style-name="P1" draw:layer="layout" svg:width="0.869cm" svg:height="0.665cm" draw:transform="skewX (-0.0630063859969834) rotate (0.0956440430092712) translate (9.875cm 13.628cm)">
            <text:p/>
          </draw:ellipse>
          <draw:ellipse draw:style-name="gr12" draw:text-style-name="P1" draw:layer="layout" svg:width="0.869cm" svg:height="0.665cm" draw:transform="skewX (-0.0630063859969834) rotate (0.0956440430092712) translate (13.396cm 14.667cm)">
            <text:p/>
          </draw:ellipse>
        </draw:g>
        <draw:frame draw:style-name="gr13" draw:text-style-name="P4" draw:layer="layout" svg:width="4.126cm" svg:height="1.352cm" svg:x="9.957cm" svg:y="13.791cm">
          <draw:text-box>
            <text:p><text:span text:style-name="T2">Internet</text:span></text:p>
          </draw:text-box>
        </draw:frame>
        <draw:frame draw:style-name="gr1" draw:text-style-name="P1" draw:layer="layout" svg:width="2.192cm" svg:height="2.723cm" svg:x="2.54cm" svg:y="4.074cm">
          <draw:image xlink:href="Pictures/1000020100000110000001A490534865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rect draw:style-name="gr6" draw:text-style-name="P3" draw:layer="layout" svg:width="2.322cm" svg:height="1.27cm" svg:x="1.02cm" svg:y="2.367cm">
          <text:p text:style-name="P1"><text:span text:style-name="T1">VM1</text:span></text:p>
        </draw:rect>
        <draw:rect draw:style-name="gr6" draw:text-style-name="P3" draw:layer="layout" svg:width="2.322cm" svg:height="1.27cm" svg:x="12.72cm" svg:y="2.367cm">
          <text:p text:style-name="P1"><text:span text:style-name="T1">VM3</text:span></text:p>
        </draw:rect>
        <draw:rect draw:style-name="gr6" draw:text-style-name="P3" draw:layer="layout" svg:width="2.322cm" svg:height="1.27cm" svg:x="16.62cm" svg:y="2.367cm">
          <text:p text:style-name="P1"><text:span text:style-name="T1">VM4</text:span></text:p>
        </draw:rect>
        <draw:rect draw:style-name="gr6" draw:text-style-name="P3" draw:layer="layout" svg:width="2.322cm" svg:height="1.27cm" svg:x="19.12cm" svg:y="2.367cm">
          <text:p text:style-name="P1"><text:span text:style-name="T1">VM5</text:span></text:p>
        </draw:rect>
        <draw:rect draw:style-name="gr6" draw:text-style-name="P3" draw:layer="layout" svg:width="2.322cm" svg:height="1.27cm" svg:x="21.62cm" svg:y="2.367cm">
          <text:p text:style-name="P1"><text:span text:style-name="T1">VM6</text:span></text:p>
        </draw:rect>
        <draw:frame draw:style-name="gr1" draw:text-style-name="P1" draw:layer="layout" svg:width="2.192cm" svg:height="2.723cm" svg:x="7.54cm" svg:y="4.075cm">
          <draw:image xlink:href="Pictures/1000020100000110000001A490534865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frame draw:style-name="gr1" draw:text-style-name="P1" draw:layer="layout" svg:width="2.192cm" svg:height="2.723cm" svg:x="12.84cm" svg:y="4.076cm">
          <draw:image xlink:href="Pictures/1000020100000110000001A490534865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frame draw:style-name="gr1" draw:text-style-name="P1" draw:layer="layout" svg:width="2.192cm" svg:height="2.723cm" svg:x="19.04cm" svg:y="4.077cm">
          <draw:image xlink:href="Pictures/1000020100000110000001A490534865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frame draw:style-name="gr3" draw:text-style-name="P2" draw:layer="layout" svg:width="4.156cm" svg:height="1.643cm" svg:x="0.49cm" svg:y="6.664cm">
          <draw:text-box>
            <text:p><text:span text:style-name="T1">Server1</text:span></text:p>
          </draw:text-box>
        </draw:frame>
        <draw:frame draw:style-name="gr3" draw:text-style-name="P2" draw:layer="layout" svg:width="4.156cm" svg:height="1.643cm" svg:x="11.79cm" svg:y="6.664cm">
          <draw:text-box>
            <text:p><text:span text:style-name="T1">Server3</text:span></text:p>
          </draw:text-box>
        </draw:frame>
        <draw:frame draw:style-name="gr3" draw:text-style-name="P2" draw:layer="layout" svg:width="4.156cm" svg:height="1.643cm" svg:x="19.69cm" svg:y="6.665cm">
          <draw:text-box>
            <text:p><text:span text:style-name="T1">Server4</text:span></text:p>
          </draw:text-box>
        </draw:frame>
        <draw:rect draw:style-name="gr6" draw:text-style-name="P3" draw:layer="layout" svg:width="2.322cm" svg:height="1.27cm" svg:x="6.42cm" svg:y="2.367cm">
          <text:p text:style-name="P1"><text:span text:style-name="T1">VM7</text:span></text:p>
        </draw:rect>
        <draw:rect draw:style-name="gr6" draw:text-style-name="P3" draw:layer="layout" svg:width="2.322cm" svg:height="1.27cm" svg:x="9.02cm" svg:y="2.367cm">
          <text:p text:style-name="P1"><text:span text:style-name="T1">VM8</text:span></text:p>
        </draw:rect>
        <draw:rect draw:style-name="gr14" draw:text-style-name="P5" draw:layer="layout" svg:width="1.861cm" svg:height="1.139cm" svg:x="6.621cm" svg:y="0.992cm">
          <text:p text:style-name="P5"><text:span text:style-name="T3">Riak</text:span></text:p>
        </draw:rect>
        <draw:rect draw:style-name="gr14" draw:text-style-name="P5" draw:layer="layout" svg:width="1.861cm" svg:height="1.139cm" svg:x="9.222cm" svg:y="0.993cm">
          <text:p text:style-name="P5"><text:span text:style-name="T3">Riak</text:span></text:p>
        </draw:rect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384cm" fo:page-height="16.00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098cm" svg:x="1cm" svg:y="2.871cm"/>
      <draw:page-thumbnail draw:layer="backgroundobjects" svg:width="9.294cm" svg:height="6.098cm" svg:x="1cm" svg:y="10.919cm"/>
      <draw:page-thumbnail draw:layer="backgroundobjects" svg:width="9.294cm" svg:height="6.098cm" svg:x="1cm" svg:y="18.967cm"/>
      <draw:page-thumbnail draw:layer="backgroundobjects" svg:width="9.294cm" svg:height="6.098cm" svg:x="11.295cm" svg:y="2.871cm"/>
      <draw:page-thumbnail draw:layer="backgroundobjects" svg:width="9.294cm" svg:height="6.098cm" svg:x="11.295cm" svg:y="10.919cm"/>
      <draw:page-thumbnail draw:layer="backgroundobjects" svg:width="9.294cm" svg:height="6.098cm" svg:x="11.295cm" svg:y="18.96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5cm" presentation:class="title" presentation:placeholder="true">
        <draw:text-box/>
      </draw:frame>
      <draw:frame presentation:style-name="Default-outline1" draw:layer="backgroundobjects" svg:width="25.199cm" svg:height="13.859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3T15:05:51</meta:creation-date>
    <dc:date>2014-05-01T17:38:07</dc:date>
    <meta:editing-duration>PT1H27M20S</meta:editing-duration>
    <meta:editing-cycles>24</meta:editing-cycles>
    <meta:generator>OpenOffice/4.0.1$Unix OpenOffice.org_project/401m5$Build-9714</meta:generator>
    <dc:creator>Ennan Zhai</dc:creator>
    <meta:document-statistic meta:object-count="81"/>
  </office:meta>
</office:document-meta>
</file>